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9.13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Do we need an expanded Internet threat model?</text:p>
            <text:p><text:span text:style-name="T1">Brian Trammel, Jari Arkko, Ted Hardie, Stephen Farrell</text:span></text:p>
            <text:p><text:span text:style-name="T1"/></text:p>
            <text:p><text:span text:style-name="T1">IETF 10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raf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raft-arkko-arch-internet-threat-model-01</text:p>
              </text:list-item>
              <text:list-item>
                <text:p text:style-name="P2">draft-farrell-etm-02 </text:p>
              </text:list-item>
              <text:list-item>
                <text:p text:style-name="P2">There was also discussion about this at the IAB DEDR workshop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Ques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FC3552 says:</text:p>
                <text:list>
                  <text:list-item>
                    <text:p>Thing1: “ we assume that the attacker has nearly complete control of the communications channel over which the end-systems communicate” </text:p>
                  </text:list-item>
                  <text:list-item>
                    <text:p>Thing2: “we assume that the end-systems engaging in a protocol exchange have not themselves been compromised”</text:p>
                  </text:list-item>
                </text:list>
              </text:list-item>
              <text:list-item>
                <text:p>We believe Thing1 is still <text:span text:style-name="T2">necessary</text:span> for protocol design</text:p>
              </text:list-item>
              <text:list-item>
                <text:p text:style-name="P2">But... Is Thing2 still sufficient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So is Thing2 no longer sufficient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etter COMSEC motivates attackers to look elsewhere</text:p>
              </text:list-item>
              <text:list-item>
                <text:p>Government surveillance agencies focusing more on acquiring data from content providers or end-devices</text:p>
              </text:list-item>
              <text:list-item>
                <text:p>Surveillance capitalism: new risks due to some applications having an</text:p>
                <text:list>
                  <text:list-item>
                    <text:p>increased breadth of collection of information</text:p>
                  </text:list-item>
                  <text:list-item>
                    <text:p>increasingly large information data bases,</text:p>
                  </text:list-item>
                  <text:list-item>
                    <text:p>increasingly common involvement of fewer/centralised parties</text:p>
                  </text:list-item>
                </text:list>
              </text:list-item>
              <text:list-item>
                <text:p>A network you thought wasn’t interestingly vulnerable turns out to be attackable from the Interne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raply Poetic Vers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3">Applications, networks, and the Internet </text:span><text:span text:style-name="T3"><text:line-break/></text:span><text:span text:style-name="T3">live in a spiteful, storm-wracked world;</text:span><text:span text:style-name="T3"><text:line-break/></text:span><text:span text:style-name="T3">network, </text:span>stack, operating system,<text:line-break/>the application itself, unfurled, <text:line-break/>are all alive and crawling,<text:line-break/>with enemies each squalling.<text:line-break/>The future could be nasty, brutish <text:line-break/>and long... <text:line-break/>if we do it wrong.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rose is likely a better output:-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"We assume that the application managing a protocol exchange may itself be working for an adversary, may be on a network with other endpoints hostile to its interests, or may be in an environment hostile to its aim, either directly (e.g. via a compromised OS or OS function) or indirectly (e.g. via action of a hosting substrate for a container or VM).”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ere/what to do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4 of us have been chatting about this</text:p>
                <text:list>
                  <text:list-item>
                    <text:p>It’s not an “IAB thing” (but we are currently on the IAB:-)</text:p>
                  </text:list-item>
                </text:list>
              </text:list-item>
              <text:list-item>
                <text:p>We’d like guidance and feedback </text:p>
              </text:list-item>
              <text:list-item>
                <text:p>It’s pretty unclear what useful end results might look like</text:p>
              </text:list-item>
              <text:list-item>
                <text:p>It’s very unclear if an IETF consensus RFC (whether info or BCP) is a good target or whether an informational RFC (ISE or IAB) might be more practical</text:p>
              </text:list-item>
              <text:list-item>
                <text:p>An IETF consensus document would be “better” but we might not be ready for that yet, and we won’t know ‘till we have a better idea of how a (useful) expanded threat model might look</text:p>
              </text:list-item>
              <text:list-item>
                <text:p>Possible to-do: make a mailing list, talk about 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4:28:44.484937164</meta:creation-date>
    <dc:date>2019-07-21T05:57:28.823899800</dc:date>
    <meta:editing-duration>PT3H38M4S</meta:editing-duration>
    <meta:editing-cycles>17</meta:editing-cycles>
    <meta:generator>LibreOffice/6.2.5.2$Linux_X86_64 LibreOffice_project/20$Build-2</meta:generator>
    <meta:document-statistic meta:object-count="48"/>
  </office:meta>
</office:document-meta>
</file>